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0000"/>
    </style:style>
    <style:style style:name="T1_2" style:family="text">
      <style:text-properties fo:background-color="#ff0000"/>
    </style:style>
    <style:style style:name="T1_3" style:family="text">
      <style:text-properties fo:background-color="#ff0000"/>
    </style:style>
    <style:style style:name="T1_4" style:family="text">
      <style:text-properties fo:background-color="#ff0000"/>
    </style:style>
    <style:style style:name="T1_5" style:family="text">
      <style:text-properties fo:background-color="#ff0000"/>
    </style:style>
    <style:style style:name="T1_6" style:family="text"/>
    <style:style style:name="T1_7" style:family="text">
      <style:text-properties fo:background-color="#00ff00"/>
    </style:style>
    <style:style style:name="T1_8" style:family="text">
      <style:text-properties fo:background-color="#00ff00"/>
    </style:style>
    <style:style style:name="T1_9" style:family="text">
      <style:text-properties fo:background-color="#00ff00"/>
    </style:style>
    <style:style style:name="T1_10" style:family="text">
      <style:text-properties fo:background-color="#00ff00"/>
    </style:style>
    <style:style style:name="T1_11" style:family="text">
      <style:text-properties fo:background-color="#ffff00"/>
    </style:style>
    <style:style style:name="T1_12" style:family="text">
      <style:text-properties fo:background-color="#ffff00"/>
    </style:style>
    <style:style style:name="T1_13" style:family="text">
      <style:text-properties fo:background-color="#ffff00"/>
    </style:style>
    <style:style style:name="T1_14" style:family="text">
      <style:text-properties fo:background-color="#ffff00"/>
    </style:style>
    <style:style style:name="T1_15" style:family="text">
      <style:text-properties fo:background-color="#ffff00"/>
    </style:style>
    <style:style style:name="P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>
      <style:text-properties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00ff00"/>
    </style:style>
    <style:style style:name="T4_2" style:family="text">
      <style:text-properties fo:background-color="#00ff00"/>
    </style:style>
    <style:style style:name="T4_3" style:family="text">
      <style:text-properties fo:background-color="#00ff00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00ff00"/>
    </style:style>
    <style:style style:name="T5_2" style:family="text">
      <style:text-properties fo:background-color="#00ff00"/>
    </style:style>
    <style:style style:name="T5_3" style:family="text">
      <style:text-properties fo:background-color="#00ff00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00ff00"/>
    </style:style>
    <style:style style:name="T6_2" style:family="text">
      <style:text-properties fo:background-color="#00ff00"/>
    </style:style>
    <style:style style:name="T6_3" style:family="text">
      <style:text-properties fo:background-color="#00ff00"/>
    </style:style>
    <style:style style:name="T6_4" style:family="text">
      <style:text-properties fo:background-color="#00ff00"/>
    </style:style>
    <style:style style:name="T6_5" style:family="text">
      <style:text-properties fo:background-color="#00ff00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00ff00"/>
    </style:style>
    <style:style style:name="T7_2" style:family="text">
      <style:text-properties fo:background-color="#00ff00"/>
    </style:style>
    <style:style style:name="T7_3" style:family="text">
      <style:text-properties fo:background-color="#00ff00"/>
    </style:style>
    <style:style style:name="T7_4" style:family="text">
      <style:text-properties fo:background-color="#00ff00"/>
    </style:style>
    <style:style style:name="T7_5" style:family="text">
      <style:text-properties fo:background-color="#00ff00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00ff00"/>
    </style:style>
    <style:style style:name="T8_2" style:family="text">
      <style:text-properties fo:background-color="#00ff00"/>
    </style:style>
    <style:style style:name="T8_3" style:family="text">
      <style:text-properties fo:background-color="#00ff00"/>
    </style:style>
    <style:style style:name="T8_4" style:family="text">
      <style:text-properties fo:background-color="#00ff00"/>
    </style:style>
    <style:style style:name="T8_5" style:family="text">
      <style:text-properties fo:background-color="#00ff00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00ff00"/>
    </style:style>
    <style:style style:name="T9_2" style:family="text">
      <style:text-properties fo:background-color="#00ff00"/>
    </style:style>
    <style:style style:name="T9_3" style:family="text">
      <style:text-properties fo:background-color="#00ff00"/>
    </style:style>
    <style:style style:name="T9_4" style:family="text">
      <style:text-properties fo:background-color="#00ff00"/>
    </style:style>
    <style:style style:name="T9_5" style:family="text">
      <style:text-properties fo:background-color="#00ff00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00ff00"/>
    </style:style>
    <style:style style:name="T10_2" style:family="text">
      <style:text-properties fo:background-color="#00ff00"/>
    </style:style>
    <style:style style:name="T10_3" style:family="text">
      <style:text-properties fo:background-color="#00ff00"/>
    </style:style>
    <style:style style:name="T10_4" style:family="text">
      <style:text-properties fo:background-color="#00ff00"/>
    </style:style>
    <style:style style:name="T10_5" style:family="text">
      <style:text-properties fo:background-color="#00ff00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00ff00"/>
    </style:style>
    <style:style style:name="T11_2" style:family="text">
      <style:text-properties fo:background-color="#00ff00"/>
    </style:style>
    <style:style style:name="T11_3" style:family="text">
      <style:text-properties fo:background-color="#00ff00"/>
    </style:style>
    <style:style style:name="T11_4" style:family="text">
      <style:text-properties fo:background-color="#00ff00"/>
    </style:style>
    <style:style style:name="T11_5" style:family="text">
      <style:text-properties fo:background-color="#00ff00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00ff00"/>
    </style:style>
    <style:style style:name="T12_2" style:family="text">
      <style:text-properties fo:background-color="#00ff00"/>
    </style:style>
    <style:style style:name="T12_3" style:family="text">
      <style:text-properties fo:background-color="#00ff00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00ff00"/>
    </style:style>
    <style:style style:name="T13_2" style:family="text">
      <style:text-properties fo:background-color="#00ff00"/>
    </style:style>
    <style:style style:name="T13_3" style:family="text">
      <style:text-properties fo:background-color="#00ff00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00ff00"/>
    </style:style>
    <style:style style:name="T14_2" style:family="text">
      <style:text-properties fo:background-color="#00ff00"/>
    </style:style>
    <style:style style:name="T14_3" style:family="text">
      <style:text-properties fo:background-color="#00ff00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00ff00"/>
    </style:style>
    <style:style style:name="T15_2" style:family="text">
      <style:text-properties fo:background-color="#00ff00"/>
    </style:style>
    <style:style style:name="T15_3" style:family="text">
      <style:text-properties fo:background-color="#00ff00"/>
    </style:style>
    <style:style style:name="T15_4" style:family="text">
      <style:text-properties fo:background-color="#00ff00"/>
    </style:style>
    <style:style style:name="T15_5" style:family="text">
      <style:text-properties fo:background-color="#00ff00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00"/>
    </style:style>
    <style:style style:name="T16_2" style:family="text">
      <style:text-properties fo:background-color="#ffff00"/>
    </style:style>
    <style:style style:name="T16_3" style:family="text">
      <style:text-properties fo:background-color="#ffff00"/>
    </style:style>
    <style:style style:name="T16_4" style:family="text">
      <style:text-properties fo:background-color="#ffff00"/>
    </style:style>
    <style:style style:name="T16_5" style:family="text">
      <style:text-properties fo:background-color="#ffff00"/>
    </style:style>
    <style:style style:name="T16_6" style:family="text">
      <style:text-properties fo:background-color="#ffff00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00ff00"/>
    </style:style>
    <style:style style:name="T17_2" style:family="text">
      <style:text-properties fo:background-color="#00ff00"/>
    </style:style>
    <style:style style:name="T17_3" style:family="text">
      <style:text-properties fo:background-color="#00ff00"/>
    </style:style>
    <style:style style:name="T17_4" style:family="text">
      <style:text-properties fo:background-color="#00ff00"/>
    </style:style>
    <style:style style:name="T17_5" style:family="text">
      <style:text-properties fo:background-color="#00ff00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00ff00"/>
    </style:style>
    <style:style style:name="T18_2" style:family="text">
      <style:text-properties fo:background-color="#00ff00"/>
    </style:style>
    <style:style style:name="T18_3" style:family="text">
      <style:text-properties fo:background-color="#00ff00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00ff00"/>
    </style:style>
    <style:style style:name="T19_2" style:family="text">
      <style:text-properties fo:background-color="#00ff00"/>
    </style:style>
    <style:style style:name="T19_3" style:family="text">
      <style:text-properties fo:background-color="#00ff00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00ff00"/>
    </style:style>
    <style:style style:name="T20_2" style:family="text">
      <style:text-properties fo:background-color="#00ff00"/>
    </style:style>
    <style:style style:name="T20_3" style:family="text">
      <style:text-properties fo:background-color="#00ff00"/>
    </style:style>
    <style:style style:name="T20_4" style:family="text">
      <style:text-properties fo:background-color="#00ff00"/>
    </style:style>
    <style:style style:name="T20_5" style:family="text">
      <style:text-properties fo:background-color="#00ff00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00ff00"/>
    </style:style>
    <style:style style:name="T21_2" style:family="text">
      <style:text-properties fo:background-color="#00ff00"/>
    </style:style>
    <style:style style:name="T21_3" style:family="text">
      <style:text-properties fo:background-color="#00ff00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00ff00"/>
    </style:style>
    <style:style style:name="T22_2" style:family="text">
      <style:text-properties fo:background-color="#00ff00"/>
    </style:style>
    <style:style style:name="T22_3" style:family="text">
      <style:text-properties fo:background-color="#00ff00"/>
    </style:style>
    <style:style style:name="T22_4" style:family="text">
      <style:text-properties fo:background-color="#00ff00"/>
    </style:style>
    <style:style style:name="T22_5" style:family="text">
      <style:text-properties fo:background-color="#00ff00"/>
    </style:style>
    <style:style style:name="T22_6" style:family="text">
      <style:text-properties fo:background-color="#00ff00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00ff00"/>
    </style:style>
    <style:style style:name="T23_2" style:family="text">
      <style:text-properties fo:background-color="#00ff00"/>
    </style:style>
    <style:style style:name="T23_3" style:family="text">
      <style:text-properties fo:background-color="#00ff00"/>
    </style:style>
    <style:style style:name="T23_4" style:family="text">
      <style:text-properties fo:background-color="#00ff00"/>
    </style:style>
    <style:style style:name="T23_5" style:family="text">
      <style:text-properties fo:background-color="#00ff00"/>
    </style:style>
    <style:style style:name="T23_6" style:family="text">
      <style:text-properties fo:background-color="#00ff00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00ff00"/>
    </style:style>
    <style:style style:name="T24_2" style:family="text">
      <style:text-properties fo:background-color="#00ff00"/>
    </style:style>
    <style:style style:name="T24_3" style:family="text">
      <style:text-properties fo:background-color="#00ff00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00ff00"/>
    </style:style>
    <style:style style:name="T25_2" style:family="text">
      <style:text-properties fo:background-color="#00ff00"/>
    </style:style>
    <style:style style:name="T25_3" style:family="text">
      <style:text-properties fo:background-color="#00ff00"/>
    </style:style>
    <style:style style:name="T25_4" style:family="text">
      <style:text-properties fo:background-color="#00ff00"/>
    </style:style>
    <style:style style:name="T25_5" style:family="text">
      <style:text-properties fo:background-color="#00ff00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00ff00"/>
    </style:style>
    <style:style style:name="T26_2" style:family="text">
      <style:text-properties fo:background-color="#00ff00"/>
    </style:style>
    <style:style style:name="T26_3" style:family="text">
      <style:text-properties fo:background-color="#00ff00"/>
    </style:style>
    <style:style style:name="T26_4" style:family="text">
      <style:text-properties fo:background-color="#00ff00"/>
    </style:style>
    <style:style style:name="T26_5" style:family="text">
      <style:text-properties fo:background-color="#00ff00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00ff00"/>
    </style:style>
    <style:style style:name="T27_2" style:family="text">
      <style:text-properties fo:background-color="#00ff00"/>
    </style:style>
    <style:style style:name="T27_3" style:family="text">
      <style:text-properties fo:background-color="#00ff00"/>
    </style:style>
    <style:style style:name="T27_4" style:family="text">
      <style:text-properties fo:background-color="#00ff00"/>
    </style:style>
    <style:style style:name="T27_5" style:family="text">
      <style:text-properties fo:background-color="#00ff00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00ff00"/>
    </style:style>
    <style:style style:name="T28_2" style:family="text">
      <style:text-properties fo:background-color="#00ff00"/>
    </style:style>
    <style:style style:name="T28_3" style:family="text">
      <style:text-properties fo:background-color="#00ff00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00ff00"/>
    </style:style>
    <style:style style:name="T29_2" style:family="text">
      <style:text-properties fo:background-color="#00ff00"/>
    </style:style>
    <style:style style:name="T29_3" style:family="text">
      <style:text-properties fo:background-color="#00ff00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00ff00"/>
    </style:style>
    <style:style style:name="T30_2" style:family="text">
      <style:text-properties fo:background-color="#00ff00"/>
    </style:style>
    <style:style style:name="T30_3" style:family="text">
      <style:text-properties fo:background-color="#00ff00"/>
    </style:style>
    <style:style style:name="T30_4" style:family="text">
      <style:text-properties fo:background-color="#00ff00"/>
    </style:style>
    <style:style style:name="T30_5" style:family="text">
      <style:text-properties fo:background-color="#00ff00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00ff00"/>
    </style:style>
    <style:style style:name="T31_2" style:family="text">
      <style:text-properties fo:background-color="#00ff00"/>
    </style:style>
    <style:style style:name="T31_3" style:family="text">
      <style:text-properties fo:background-color="#00ff00"/>
    </style:style>
    <style:style style:name="T31_4" style:family="text">
      <style:text-properties fo:background-color="#00ff00"/>
    </style:style>
    <style:style style:name="T31_5" style:family="text">
      <style:text-properties fo:background-color="#00ff00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00ff00"/>
    </style:style>
    <style:style style:name="T32_2" style:family="text">
      <style:text-properties fo:background-color="#00ff00"/>
    </style:style>
    <style:style style:name="T32_3" style:family="text">
      <style:text-properties fo:background-color="#00ff00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00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00ff00"/>
    </style:style>
    <style:style style:name="T34_2" style:family="text">
      <style:text-properties fo:background-color="#00ff00"/>
    </style:style>
    <style:style style:name="T34_3" style:family="text">
      <style:text-properties fo:background-color="#00ff00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00ff00"/>
    </style:style>
    <style:style style:name="T35_2" style:family="text">
      <style:text-properties fo:background-color="#00ff00"/>
    </style:style>
    <style:style style:name="T35_3" style:family="text">
      <style:text-properties fo:background-color="#00ff00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00"/>
    </style:style>
    <style:style style:name="T36_2" style:family="text">
      <style:text-properties fo:background-color="#ffff00"/>
    </style:style>
    <style:style style:name="T36_3" style:family="text">
      <style:text-properties fo:background-color="#ffff00"/>
    </style:style>
    <style:style style:name="T36_4" style:family="text">
      <style:text-properties fo:background-color="#ffff00"/>
    </style:style>
    <style:style style:name="T36_5" style:family="text">
      <style:text-properties fo:background-color="#ffff00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00ff00"/>
    </style:style>
    <style:style style:name="T37_2" style:family="text">
      <style:text-properties fo:background-color="#00ff00"/>
    </style:style>
    <style:style style:name="T37_3" style:family="text">
      <style:text-properties fo:background-color="#00ff00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00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00ff00"/>
    </style:style>
    <style:style style:name="T39_2" style:family="text">
      <style:text-properties fo:background-color="#00ff00"/>
    </style:style>
    <style:style style:name="T39_3" style:family="text">
      <style:text-properties fo:background-color="#00ff00"/>
    </style:style>
    <style:style style:name="T39_4" style:family="text">
      <style:text-properties fo:background-color="#00ff00"/>
    </style:style>
    <style:style style:name="T39_5" style:family="text">
      <style:text-properties fo:background-color="#00ff00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00ff00"/>
    </style:style>
    <style:style style:name="T40_2" style:family="text">
      <style:text-properties fo:background-color="#00ff00"/>
    </style:style>
    <style:style style:name="T40_3" style:family="text">
      <style:text-properties fo:background-color="#00ff00"/>
    </style:style>
    <style:style style:name="T40_4" style:family="text">
      <style:text-properties fo:background-color="#00ff00"/>
    </style:style>
    <style:style style:name="T40_5" style:family="text">
      <style:text-properties fo:background-color="#00ff00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00ff00"/>
    </style:style>
    <style:style style:name="T41_2" style:family="text">
      <style:text-properties fo:background-color="#00ff00"/>
    </style:style>
    <style:style style:name="T41_3" style:family="text">
      <style:text-properties fo:background-color="#00ff00"/>
    </style:style>
    <style:style style:name="T41_4" style:family="text">
      <style:text-properties fo:background-color="#00ff00"/>
    </style:style>
    <style:style style:name="T41_5" style:family="text">
      <style:text-properties fo:background-color="#00ff00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00ff00"/>
    </style:style>
    <style:style style:name="T42_2" style:family="text">
      <style:text-properties fo:background-color="#00ff00"/>
    </style:style>
    <style:style style:name="T42_3" style:family="text">
      <style:text-properties fo:background-color="#00ff00"/>
    </style:style>
    <style:style style:name="T42_4" style:family="text">
      <style:text-properties fo:background-color="#00ff00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00ff00"/>
    </style:style>
    <style:style style:name="T43_2" style:family="text">
      <style:text-properties fo:background-color="#00ff00"/>
    </style:style>
    <style:style style:name="T43_3" style:family="text">
      <style:text-properties fo:background-color="#00ff00"/>
    </style:style>
    <style:style style:name="T43_4" style:family="text">
      <style:text-properties fo:background-color="#00ff00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00ff00"/>
    </style:style>
    <style:style style:name="T44_2" style:family="text">
      <style:text-properties fo:background-color="#00ff00"/>
    </style:style>
    <style:style style:name="T44_3" style:family="text">
      <style:text-properties fo:background-color="#00ff00"/>
    </style:style>
    <style:style style:name="T44_4" style:family="text">
      <style:text-properties fo:background-color="#00ff00"/>
    </style:style>
    <style:style style:name="T44_5" style:family="text">
      <style:text-properties fo:background-color="#00ff00"/>
    </style:style>
    <style:style style:name="T44_6" style:family="text">
      <style:text-properties fo:background-color="#00ff00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00ff00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00ff00"/>
    </style:style>
    <style:style style:name="T46_2" style:family="text">
      <style:text-properties fo:background-color="#00ff00"/>
    </style:style>
    <style:style style:name="T46_3" style:family="text">
      <style:text-properties fo:background-color="#00ff00"/>
    </style:style>
    <style:style style:name="T46_4" style:family="text">
      <style:text-properties fo:background-color="#00ff00"/>
    </style:style>
    <style:style style:name="T46_5" style:family="text">
      <style:text-properties fo:background-color="#00ff00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00ff00"/>
    </style:style>
    <style:style style:name="T47_2" style:family="text">
      <style:text-properties fo:background-color="#00ff00"/>
    </style:style>
    <style:style style:name="T47_3" style:family="text">
      <style:text-properties fo:background-color="#00ff00"/>
    </style:style>
    <style:style style:name="T47_4" style:family="text">
      <style:text-properties fo:background-color="#00ff00"/>
    </style:style>
    <style:style style:name="T47_5" style:family="text">
      <style:text-properties fo:background-color="#00ff00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00"/>
    </style:style>
    <style:style style:name="T48_2" style:family="text">
      <style:text-properties fo:background-color="#ffff00"/>
    </style:style>
    <style:style style:name="T48_3" style:family="text">
      <style:text-properties fo:background-color="#ffff00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00ff00"/>
    </style:style>
    <style:style style:name="T49_2" style:family="text">
      <style:text-properties fo:background-color="#00ff00"/>
    </style:style>
    <style:style style:name="T49_3" style:family="text">
      <style:text-properties fo:background-color="#00ff00"/>
    </style:style>
    <style:style style:name="T49_4" style:family="text">
      <style:text-properties fo:background-color="#00ff00"/>
    </style:style>
    <style:style style:name="T49_5" style:family="text">
      <style:text-properties fo:background-color="#00ff00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00ff00"/>
    </style:style>
    <style:style style:name="T50_2" style:family="text">
      <style:text-properties fo:background-color="#00ff00"/>
    </style:style>
    <style:style style:name="T50_3" style:family="text">
      <style:text-properties fo:background-color="#00ff00"/>
    </style:style>
    <style:style style:name="T50_4" style:family="text">
      <style:text-properties fo:background-color="#00ff00"/>
    </style:style>
    <style:style style:name="T50_5" style:family="text">
      <style:text-properties fo:background-color="#00ff00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00ff00"/>
    </style:style>
    <style:style style:name="T51_2" style:family="text">
      <style:text-properties fo:background-color="#00ff00"/>
    </style:style>
    <style:style style:name="T51_3" style:family="text">
      <style:text-properties fo:background-color="#00ff00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00ff00"/>
    </style:style>
    <style:style style:name="T52_2" style:family="text">
      <style:text-properties fo:background-color="#00ff00"/>
    </style:style>
    <style:style style:name="T52_3" style:family="text">
      <style:text-properties fo:background-color="#00ff00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00ff00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00ff00"/>
    </style:style>
    <style:style style:name="T54_2" style:family="text">
      <style:text-properties fo:background-color="#00ff00"/>
    </style:style>
    <style:style style:name="T54_3" style:family="text">
      <style:text-properties fo:background-color="#00ff00"/>
    </style:style>
    <style:style style:name="T54_4" style:family="text">
      <style:text-properties fo:background-color="#00ff00"/>
    </style:style>
    <style:style style:name="T54_5" style:family="text">
      <style:text-properties fo:background-color="#00ff00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00"/>
    </style:style>
    <style:style style:name="T55_2" style:family="text">
      <style:text-properties fo:background-color="#ffff00"/>
    </style:style>
    <style:style style:name="T55_3" style:family="text">
      <style:text-properties fo:background-color="#ffff00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00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00ff00"/>
    </style:style>
    <style:style style:name="T57_2" style:family="text">
      <style:text-properties fo:background-color="#00ff00"/>
    </style:style>
    <style:style style:name="T57_3" style:family="text">
      <style:text-properties fo:background-color="#00ff00"/>
    </style:style>
    <style:style style:name="T57_4" style:family="text">
      <style:text-properties fo:background-color="#00ff00"/>
    </style:style>
    <style:style style:name="T57_5" style:family="text">
      <style:text-properties fo:background-color="#00ff00"/>
    </style:style>
    <style:style style:name="T57_6" style:family="text">
      <style:text-properties fo:background-color="#00ff00"/>
    </style:style>
    <style:style style:name="T57_7" style:family="text">
      <style:text-properties fo:background-color="#00ff00"/>
    </style:style>
    <style:style style:name="T57_8" style:family="text">
      <style:text-properties fo:background-color="#00ff00"/>
    </style:style>
    <style:style style:name="T57_9" style:family="text">
      <style:text-properties fo:background-color="#00ff00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00ff00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00ff00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00ff00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00ff00"/>
    </style:style>
    <style:style style:name="T63_2" style:family="text">
      <style:text-properties fo:background-color="#00ff00"/>
    </style:style>
    <style:style style:name="T63_3" style:family="text">
      <style:text-properties fo:background-color="#00ff00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00ff00"/>
    </style:style>
    <style:style style:name="T64_2" style:family="text">
      <style:text-properties fo:background-color="#00ff00"/>
    </style:style>
    <style:style style:name="T64_3" style:family="text">
      <style:text-properties fo:background-color="#00ff00"/>
    </style:style>
    <style:style style:name="T64_4" style:family="text">
      <style:text-properties fo:background-color="#00ff00"/>
    </style:style>
    <style:style style:name="T64_5" style:family="text">
      <style:text-properties fo:background-color="#00ff00"/>
    </style:style>
    <style:style style:name="T64_6" style:family="text">
      <style:text-properties fo:background-color="#00ff00"/>
    </style:style>
    <style:style style:name="T64_7" style:family="text">
      <style:text-properties fo:background-color="#00ff00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00ff00"/>
    </style:style>
    <style:style style:name="T65_2" style:family="text">
      <style:text-properties fo:background-color="#00ff00"/>
    </style:style>
    <style:style style:name="T65_3" style:family="text">
      <style:text-properties fo:background-color="#00ff00"/>
    </style:style>
    <style:style style:name="T65_4" style:family="text">
      <style:text-properties fo:background-color="#00ff00"/>
    </style:style>
    <style:style style:name="T65_5" style:family="text">
      <style:text-properties fo:background-color="#00ff00"/>
    </style:style>
    <style:style style:name="T65_6" style:family="text">
      <style:text-properties fo:background-color="#00ff00"/>
    </style:style>
    <style:style style:name="T65_7" style:family="text">
      <style:text-properties fo:background-color="#00ff00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00ff00"/>
    </style:style>
    <style:style style:name="T66_2" style:family="text">
      <style:text-properties fo:background-color="#00ff00"/>
    </style:style>
    <style:style style:name="T66_3" style:family="text">
      <style:text-properties fo:background-color="#00ff00"/>
    </style:style>
    <style:style style:name="T66_4" style:family="text">
      <style:text-properties fo:background-color="#00ff00"/>
    </style:style>
    <style:style style:name="T66_5" style:family="text">
      <style:text-properties fo:background-color="#00ff00"/>
    </style:style>
    <style:style style:name="T66_6" style:family="text">
      <style:text-properties fo:background-color="#00ff00"/>
    </style:style>
    <style:style style:name="T66_7" style:family="text">
      <style:text-properties fo:background-color="#00ff00"/>
    </style:style>
    <style:style style:name="T66_8" style:family="text">
      <style:text-properties fo:background-color="#00ff00"/>
    </style:style>
    <style:style style:name="T66_9" style:family="text">
      <style:text-properties fo:background-color="#00ff00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00ff00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00ff00"/>
    </style:style>
  </office:automatic-styles>
  <office:body>
    <office:text>
      <text:p text:style-name="P1"><text:span text:style-name="T1_1">Need</text:span><text:span text:style-name="T1_2"><text:s/></text:span><text:span text:style-name="T1_3">to</text:span><text:span text:style-name="T1_4"><text:s/></text:span><text:span text:style-name="T1_5">get</text:span><text:span text:style-name="T1_6"><text:tab/><text:tab/></text:span><text:span text:style-name="T1_7">Already</text:span><text:span text:style-name="T1_8"><text:s/></text:span><text:span text:style-name="T1_9">have</text:span><text:span text:style-name="T1_10"><text:tab/><text:tab/></text:span><text:span text:style-name="T1_11">Record</text:span><text:span text:style-name="T1_12"><text:s/></text:span><text:span text:style-name="T1_13">Per</text:span><text:span text:style-name="T1_14"><text:s/></text:span><text:span text:style-name="T1_15">Member</text:span></text:p>
      <text:p text:style-name="P2"/>
      <text:p text:style-name="P3"><text:span text:style-name="T3_1">Sound</text:span><text:span text:style-name="T3_2"><text:s/></text:span><text:span text:style-name="T3_3">Effects</text:span></text:p>
      <text:p text:style-name="P4"><text:span text:style-name="T4_1">Record</text:span><text:span text:style-name="T4_2"><text:s/></text:span><text:span text:style-name="T4_3">starting</text:span></text:p>
      <text:p text:style-name="P5"><text:span text:style-name="T5_1">Rustling</text:span><text:span text:style-name="T5_2"><text:s/></text:span><text:span text:style-name="T5_3">paper</text:span></text:p>
      <text:p text:style-name="P6"><text:span text:style-name="T6_1">Walking</text:span><text:span text:style-name="T6_2"><text:s/></text:span><text:span text:style-name="T6_3">on</text:span><text:span text:style-name="T6_4"><text:s/></text:span><text:span text:style-name="T6_5">floor</text:span></text:p>
      <text:p text:style-name="P7"><text:span text:style-name="T7_1">Chair</text:span><text:span text:style-name="T7_2"><text:s/></text:span><text:span text:style-name="T7_3">sliding</text:span><text:span text:style-name="T7_4"><text:s/></text:span><text:span text:style-name="T7_5">out</text:span></text:p>
      <text:p text:style-name="P8"><text:span text:style-name="T8_1">House</text:span><text:span text:style-name="T8_2"><text:s/></text:span><text:span text:style-name="T8_3">door</text:span><text:span text:style-name="T8_4"><text:s/></text:span><text:span text:style-name="T8_5">opening</text:span></text:p>
      <text:p text:style-name="P9"><text:span text:style-name="T9_1">House</text:span><text:span text:style-name="T9_2"><text:s/></text:span><text:span text:style-name="T9_3">door</text:span><text:span text:style-name="T9_4"><text:s/></text:span><text:span text:style-name="T9_5">shutting</text:span></text:p>
      <text:p text:style-name="P10"><text:span text:style-name="T10_1">Running</text:span><text:span text:style-name="T10_2"><text:s/></text:span><text:span text:style-name="T10_3">on</text:span><text:span text:style-name="T10_4"><text:s/></text:span><text:span text:style-name="T10_5">floor</text:span></text:p>
      <text:p text:style-name="P11"><text:span text:style-name="T11_1">Running</text:span><text:span text:style-name="T11_2"><text:s/></text:span><text:span text:style-name="T11_3">down</text:span><text:span text:style-name="T11_4"><text:s/></text:span><text:span text:style-name="T11_5">stairs</text:span></text:p>
      <text:p text:style-name="P12"><text:span text:style-name="T12_1">Car</text:span><text:span text:style-name="T12_2"><text:s/></text:span><text:span text:style-name="T12_3">starting</text:span></text:p>
      <text:p text:style-name="P13"><text:span text:style-name="T13_1">Car</text:span><text:span text:style-name="T13_2"><text:s/></text:span><text:span text:style-name="T13_3">driving</text:span></text:p>
      <text:p text:style-name="P14"><text:span text:style-name="T14_1">Car</text:span><text:span text:style-name="T14_2"><text:s/></text:span><text:span text:style-name="T14_3">stopping</text:span></text:p>
      <text:p text:style-name="P15"><text:span text:style-name="T15_1">Wind</text:span><text:span text:style-name="T15_2"><text:s/></text:span><text:span text:style-name="T15_3">past</text:span><text:span text:style-name="T15_4"><text:s/></text:span><text:span text:style-name="T15_5">car</text:span></text:p>
      <text:p text:style-name="P16"><text:span text:style-name="T16_1">Guessing</text:span><text:span text:style-name="T16_2"><text:s/></text:span><text:span text:style-name="T16_3">Clouds</text:span><text:span text:style-name="T16_4"><text:s/>(</text:span><text:span text:style-name="T16_5">background</text:span><text:span text:style-name="T16_6">)</text:span></text:p>
      <text:p text:style-name="P17"><text:span text:style-name="T17_1">Record</text:span><text:span text:style-name="T17_2"><text:s/></text:span><text:span text:style-name="T17_3">Scratching</text:span><text:span text:style-name="T17_4"><text:s/></text:span><text:span text:style-name="T17_5">end</text:span></text:p>
      <text:p text:style-name="P18"><text:span text:style-name="T18_1">Restaurant</text:span><text:span text:style-name="T18_2"><text:s/></text:span><text:span text:style-name="T18_3">hubbub</text:span></text:p>
      <text:p text:style-name="P19"><text:span text:style-name="T19_1">tap</text:span><text:span text:style-name="T19_2"><text:s/></text:span><text:span text:style-name="T19_3">dancing</text:span></text:p>
      <text:p text:style-name="P20"><text:span text:style-name="T20_1">utensils</text:span><text:span text:style-name="T20_2"><text:s/></text:span><text:span text:style-name="T20_3">on</text:span><text:span text:style-name="T20_4"><text:s/></text:span><text:span text:style-name="T20_5">plates</text:span></text:p>
      <text:p text:style-name="P21"><text:span text:style-name="T21_1">walking</text:span><text:span text:style-name="T21_2"><text:s/></text:span><text:span text:style-name="T21_3">off</text:span></text:p>
      <text:p text:style-name="P22"><text:span text:style-name="T22_1">sitting</text:span><text:span text:style-name="T22_2"><text:s/></text:span><text:span text:style-name="T22_3">down</text:span><text:span text:style-name="T22_4"><text:s/>(</text:span><text:span text:style-name="T22_5">barstool</text:span><text:span text:style-name="T22_6">)</text:span></text:p>
      <text:p text:style-name="P23"><text:span text:style-name="T23_1">sitting</text:span><text:span text:style-name="T23_2"><text:s/></text:span><text:span text:style-name="T23_3">down</text:span><text:span text:style-name="T23_4"><text:s/>(</text:span><text:span text:style-name="T23_5">chair</text:span><text:span text:style-name="T23_6">)</text:span></text:p>
      <text:p text:style-name="P24"><text:span text:style-name="T24_1">squaky</text:span><text:span text:style-name="T24_2"><text:s/></text:span><text:span text:style-name="T24_3">chair</text:span></text:p>
      <text:p text:style-name="P25"><text:span text:style-name="T25_1">swinging</text:span><text:span text:style-name="T25_2"><text:s/></text:span><text:span text:style-name="T25_3">door</text:span><text:span text:style-name="T25_4"><text:s/></text:span><text:span text:style-name="T25_5">opening</text:span></text:p>
      <text:p text:style-name="P26"><text:span text:style-name="T26_1">swinging</text:span><text:span text:style-name="T26_2"><text:s/></text:span><text:span text:style-name="T26_3">door</text:span><text:span text:style-name="T26_4"><text:s/></text:span><text:span text:style-name="T26_5">closing</text:span></text:p>
      <text:p text:style-name="P27"><text:span text:style-name="T27_1">louder</text:span><text:span text:style-name="T27_2"><text:s/></text:span><text:span text:style-name="T27_3">car</text:span><text:span text:style-name="T27_4"><text:s/></text:span><text:span text:style-name="T27_5">sounds</text:span></text:p>
      <text:p text:style-name="P28"><text:span text:style-name="T28_1">baby</text:span><text:span text:style-name="T28_2"><text:s/></text:span><text:span text:style-name="T28_3">crying</text:span></text:p>
      <text:p text:style-name="P29"><text:span text:style-name="T29_1">baby</text:span><text:span text:style-name="T29_2"><text:s/></text:span><text:span text:style-name="T29_3">laughing</text:span></text:p>
      <text:p text:style-name="P30"><text:span text:style-name="T30_1">driving</text:span><text:span text:style-name="T30_2"><text:s/></text:span><text:span text:style-name="T30_3">on</text:span><text:span text:style-name="T30_4"><text:s/></text:span><text:span text:style-name="T30_5">dirt</text:span></text:p>
      <text:p text:style-name="P31"><text:span text:style-name="T31_1">driving</text:span><text:span text:style-name="T31_2"><text:s/></text:span><text:span text:style-name="T31_3">on</text:span><text:span text:style-name="T31_4"><text:s/></text:span><text:span text:style-name="T31_5">gravel</text:span></text:p>
      <text:p text:style-name="P32"><text:span text:style-name="T32_1">car</text:span><text:span text:style-name="T32_2"><text:s/></text:span><text:span text:style-name="T32_3">crash</text:span></text:p>
      <text:p text:style-name="P33"><text:span text:style-name="T33_1">screaming</text:span></text:p>
      <text:p text:style-name="P34"><text:span text:style-name="T34_1">glass</text:span><text:span text:style-name="T34_2"><text:s/></text:span><text:span text:style-name="T34_3">breaking</text:span></text:p>
      <text:p text:style-name="P35"><text:span text:style-name="T35_1">glass</text:span><text:span text:style-name="T35_2"><text:s/></text:span><text:span text:style-name="T35_3">tinkling</text:span></text:p>
      <text:p text:style-name="P36"><text:span text:style-name="T36_1">moaning</text:span><text:span text:style-name="T36_2"><text:s/></text:span><text:span text:style-name="T36_3">in</text:span><text:span text:style-name="T36_4"><text:s/></text:span><text:span text:style-name="T36_5">pain</text:span></text:p>
      <text:p text:style-name="P37"><text:span text:style-name="T37_1">gun</text:span><text:span text:style-name="T37_2"><text:s/></text:span><text:span text:style-name="T37_3">cocking</text:span></text:p>
      <text:p text:style-name="P38"><text:span text:style-name="T38_1">muttering</text:span></text:p>
      <text:p text:style-name="P39"><text:span text:style-name="T39_1">walking</text:span><text:span text:style-name="T39_2"><text:s/></text:span><text:span text:style-name="T39_3">on</text:span><text:span text:style-name="T39_4"><text:s/></text:span><text:span text:style-name="T39_5">dirt</text:span></text:p>
      <text:p text:style-name="P40"><text:span text:style-name="T40_1">walking</text:span><text:span text:style-name="T40_2"><text:s/></text:span><text:span text:style-name="T40_3">on</text:span><text:span text:style-name="T40_4"><text:s/></text:span><text:span text:style-name="T40_5">gravel</text:span></text:p>
      <text:p text:style-name="P41"><text:span text:style-name="T41_1">walking</text:span><text:span text:style-name="T41_2"><text:s/></text:span><text:span text:style-name="T41_3">on</text:span><text:span text:style-name="T41_4"><text:s/></text:span><text:span text:style-name="T41_5">grass</text:span></text:p>
      <text:p text:style-name="P42"><text:span text:style-name="T42_1">gunshot</text:span><text:span text:style-name="T42_2"><text:s/>(</text:span><text:span text:style-name="T42_3">shotgun</text:span><text:span text:style-name="T42_4">)</text:span></text:p>
      <text:p text:style-name="P43"><text:span text:style-name="T43_1">gunshot</text:span><text:span text:style-name="T43_2">(</text:span><text:span text:style-name="T43_3">pistol</text:span><text:span text:style-name="T43_4">)</text:span></text:p>
      <text:p text:style-name="P44"><text:span text:style-name="T44_1">gunshot</text:span><text:span text:style-name="T44_2">(</text:span><text:span text:style-name="T44_3">M</text:span><text:span text:style-name="T44_4">4</text:span><text:span text:style-name="T44_5">A</text:span><text:span text:style-name="T44_6">1)</text:span></text:p>
      <text:p text:style-name="P45"><text:span text:style-name="T45_1">wind</text:span></text:p>
      <text:p text:style-name="P46"><text:span text:style-name="T46_1">wind</text:span><text:span text:style-name="T46_2"><text:s/></text:span><text:span text:style-name="T46_3">rustling</text:span><text:span text:style-name="T46_4"><text:s/></text:span><text:span text:style-name="T46_5">trees</text:span></text:p>
      <text:p text:style-name="P47"><text:span text:style-name="T47_1">wind</text:span><text:span text:style-name="T47_2"><text:s/></text:span><text:span text:style-name="T47_3">rustling</text:span><text:span text:style-name="T47_4"><text:s/></text:span><text:span text:style-name="T47_5">grass</text:span></text:p>
      <text:p text:style-name="P48"><text:span text:style-name="T48_1">heavy</text:span><text:span text:style-name="T48_2"><text:s/></text:span><text:span text:style-name="T48_3">breathing</text:span></text:p>
      <text:p text:style-name="P49"><text:span text:style-name="T49_1">dragging</text:span><text:span text:style-name="T49_2"><text:s/></text:span><text:span text:style-name="T49_3">a</text:span><text:span text:style-name="T49_4"><text:s/></text:span><text:span text:style-name="T49_5">shirt</text:span></text:p>
      <text:p text:style-name="P50"><text:span text:style-name="T50_1">wind</text:span><text:span text:style-name="T50_2"><text:s/></text:span><text:span text:style-name="T50_3">rustling</text:span><text:span text:style-name="T50_4"><text:s/></text:span><text:span text:style-name="T50_5">leaves</text:span></text:p>
      <text:p text:style-name="P51"><text:span text:style-name="T51_1">record</text:span><text:span text:style-name="T51_2"><text:s/></text:span><text:span text:style-name="T51_3">ending</text:span></text:p>
      <text:p text:style-name="P52"><text:span text:style-name="T52_1">hat</text:span><text:span text:style-name="T52_2"><text:s/></text:span><text:span text:style-name="T52_3">falling</text:span></text:p>
      <text:p text:style-name="P53"><text:span text:style-name="T53_1">scuffling</text:span></text:p>
      <text:p text:style-name="P54"><text:span text:style-name="T54_1">banging</text:span><text:span text:style-name="T54_2"><text:s/></text:span><text:span text:style-name="T54_3">on</text:span><text:span text:style-name="T54_4"><text:s/></text:span><text:span text:style-name="T54_5">seats</text:span></text:p>
      <text:p text:style-name="P55"><text:span text:style-name="T55_1">maniacal</text:span><text:span text:style-name="T55_2"><text:s/></text:span><text:span text:style-name="T55_3">laughter</text:span></text:p>
      <text:p text:style-name="P56"><text:span text:style-name="T56_1">crying</text:span></text:p>
      <text:p text:style-name="P57"><text:span text:style-name="T57_1">Putting</text:span><text:span text:style-name="T57_2"><text:s/></text:span><text:span text:style-name="T57_3">Dime</text:span><text:span text:style-name="T57_4"><text:s/></text:span><text:span text:style-name="T57_5">in</text:span><text:span text:style-name="T57_6"><text:s/></text:span><text:span text:style-name="T57_7">a</text:span><text:span text:style-name="T57_8"><text:s/></text:span><text:span text:style-name="T57_9">jukebox</text:span></text:p>
      <text:p text:style-name="P58"><text:span text:style-name="T58_1">Applause</text:span></text:p>
      <text:p text:style-name="P59"/>
      <text:p text:style-name="P60"><text:span text:style-name="T60_1">Music</text:span></text:p>
      <text:p text:style-name="P61"><text:span text:style-name="T61_1">Intro</text:span></text:p>
      <text:p text:style-name="P62"><text:span text:style-name="T62_1">Ad</text:span></text:p>
      <text:p text:style-name="P63"><text:span text:style-name="T63_1">Ad</text:span><text:span text:style-name="T63_2"><text:s/></text:span><text:span text:style-name="T63_3">Outro</text:span></text:p>
      <text:p text:style-name="P64"><text:span text:style-name="T64_1">Dancing</text:span><text:span text:style-name="T64_2"><text:s/></text:span><text:span text:style-name="T64_3">at</text:span><text:span text:style-name="T64_4"><text:s/></text:span><text:span text:style-name="T64_5">the</text:span><text:span text:style-name="T64_6"><text:s/></text:span><text:span text:style-name="T64_7">tower</text:span></text:p>
      <text:p text:style-name="P65"><text:span text:style-name="T65_1">background</text:span><text:span text:style-name="T65_2"><text:s/></text:span><text:span text:style-name="T65_3">at</text:span><text:span text:style-name="T65_4"><text:s/></text:span><text:span text:style-name="T65_5">the</text:span><text:span text:style-name="T65_6"><text:s/></text:span><text:span text:style-name="T65_7">tower</text:span></text:p>
      <text:p text:style-name="P66"><text:span text:style-name="T66_1">tension</text:span><text:span text:style-name="T66_2"><text:s/></text:span><text:span text:style-name="T66_3">building</text:span><text:span text:style-name="T66_4"><text:s/></text:span><text:span text:style-name="T66_5">on</text:span><text:span text:style-name="T66_6"><text:s/></text:span><text:span text:style-name="T66_7">dirt</text:span><text:span text:style-name="T66_8"><text:s/></text:span><text:span text:style-name="T66_9">road</text:span></text:p>
      <text:p text:style-name="P67"><text:span text:style-name="T67_1">misfit</text:span></text:p>
      <text:p text:style-name="P68"><text:span text:style-name="T68_1">outro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